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Roman 10" svg:font-family="'LM Roman 10'" style:font-pitch="variable"/>
    <style:font-face style:name="LM Roman Dunhill 10" svg:font-family="'LM Roman Dunhill 10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508cm" svg:stroke-color="#729fcf" draw:marker-start-width="0.965cm" draw:marker-end-width="0.965cm" draw:textarea-horizontal-align="justify" draw:textarea-vertical-align="middle" draw:auto-grow-height="false" fo:min-height="6.353cm" fo:min-width="7.11cm" fo:padding-top="0.378cm" fo:padding-bottom="0.378cm" fo:padding-left="0.503cm" fo:padding-right="0.503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3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4cm" loext:decorative="false"/>
      <style:paragraph-properties style:writing-mode="lr-tb"/>
    </style:style>
    <style:style style:name="gr4" style:family="graphic" style:parent-style-name="standard">
      <style:graphic-properties svg:stroke-width="0.152cm" svg:stroke-color="#808080" draw:marker-start-width="0.432cm" draw:marker-end-width="0.432cm" draw:fill="none" draw:textarea-horizontal-align="justify" draw:textarea-vertical-align="middle" draw:auto-grow-height="false" fo:min-height="6.505cm" fo:min-width="7.262cm" fo:padding-top="0.201cm" fo:padding-bottom="0.201cm" fo:padding-left="0.326cm" fo:padding-right="0.326cm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808080" loext:opacity="100%" style:font-name="LM Roman 10"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808080" loext:opacity="100%" style:font-name="LM Roman 10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454cm" svg:height="10.869cm" draw:transform="skewX (5.50321957348115E-017) rotate (-0.512777734235934) translate (11.24cm 0.08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234.9035559637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2" draw:layer="layout" svg:width="9.906cm" svg:height="5.488cm" svg:x="9.144cm" svg:y="4.256cm">
          <draw:text-box>
            <text:p>collinear</text:p>
          </draw:text-box>
        </draw:frame>
        <draw:frame draw:style-name="gr3" draw:text-style-name="P3" draw:layer="layout" svg:width="3.81cm" svg:height="2.694cm" svg:x="15.24cm" svg:y="8.636cm">
          <draw:text-box>
            <text:p><text:span text:style-name="T1">3.0</text:span></text:p>
          </draw:text-box>
        </draw:frame>
        <draw:custom-shape draw:style-name="gr4" draw:text-style-name="P4" draw:layer="layout" svg:width="12.454cm" svg:height="10.869cm" draw:transform="skewX (5.50321957348115E-017) rotate (-0.512777734235934) translate (11.24cm 0.085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234.9035559637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Roman 10" svg:font-family="'LM Roman 10'" style:font-pitch="variable"/>
    <style:font-face style:name="LM Roman Dunhill 10" svg:font-family="'LM Roman Dunhill 10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729fcf" loext:opacity="100%" style:text-outline="false" style:text-line-through-style="none" style:text-line-through-type="none" style:font-name="LM Roman Dunhill 10" fo:font-family="'LM Roman Dunhill 10'" style:font-style-name="10 Regular" style:font-pitch="variable" fo:font-size="7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engraved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las M. Benito</meta:initial-creator>
    <meta:creation-date>2024-11-09T19:29:01.454821501</meta:creation-date>
    <dc:date>2025-11-16T20:38:55.473226570</dc:date>
    <meta:editing-duration>PT13M8S</meta:editing-duration>
    <meta:editing-cycles>3</meta:editing-cycles>
    <meta:generator>LibreOffice/24.2.7.2$Linux_X86_64 LibreOffice_project/420$Build-2</meta:generator>
    <meta:document-statistic meta:object-count="27"/>
  </office:meta>
</office:document-meta>
</file>